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b204b" officeooo:paragraph-rsid="000b204b"/>
    </style:style>
    <style:style style:name="P2" style:family="paragraph" style:parent-style-name="Standard">
      <style:text-properties style:font-name="Liberation Mono" officeooo:rsid="000c3161" officeooo:paragraph-rsid="000c3161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Liberation Mono" fo:font-size="10pt" officeooo:rsid="000c3161" officeooo:paragraph-rsid="000c3161" style:font-size-asian="10pt" style:font-size-complex="10pt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Liberation Mono" fo:font-size="10pt" officeooo:rsid="000c3161" officeooo:paragraph-rsid="000c3161" style:font-size-asian="10pt" style:font-size-complex="10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0pt" officeooo:rsid="000c3161" officeooo:paragraph-rsid="000c3161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lvendo problemas no JavaScript</text:p>
      <text:p text:style-name="P1"/>
      <text:p text:style-name="P3">Usaremos como exemplo uma cópia do jogo Adivinhe o número para identificar erros e resolvê-los;</text:p>
      <text:p text:style-name="P4"/>
      <text:p text:style-name="P5">Tipos de erros:</text:p>
      <text:p text:style-name="P4">Sintaxe: erros de ortografia, o código está correto, porém o código não é executado ou para de trabalhar.</text:p>
      <text:p text:style-name="P4"/>
      <text:p text:style-name="P4">Lógico: erros onde a sintaxe está correta, mas o código não. O programa pode até ser executado com sucesso, porém mostra resultados incorretos.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01:18.508967112</meta:creation-date>
    <meta:generator>LibreOffice/6.4.4.2$Linux_X86_64 LibreOffice_project/40$Build-2</meta:generator>
    <dc:date>2020-07-24T15:20:39.763862594</dc:date>
    <meta:editing-duration>PT19M21S</meta:editing-duration>
    <meta:editing-cycles>2</meta:editing-cycles>
    <meta:document-statistic meta:table-count="0" meta:image-count="0" meta:object-count="0" meta:page-count="1" meta:paragraph-count="5" meta:word-count="63" meta:character-count="392" meta:non-whitespace-character-count="334"/>
  </office:meta>
</office:document-meta>
</file>